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4.796cm" fo:break-before="auto" style:use-optimal-row-height="true"/>
    </style:style>
    <style:style style:name="ro14" style:family="table-row">
      <style:table-row-properties style:row-height="3.87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ro16" style:family="table-row">
      <style:table-row-properties style:row-height="1.637cm" fo:break-before="auto" style:use-optimal-row-height="true"/>
    </style:style>
    <style:style style:name="ro17" style:family="table-row">
      <style:table-row-properties style:row-height="6.376cm" fo:break-before="auto" style:use-optimal-row-height="true"/>
    </style:style>
    <style:style style:name="ro18" style:family="table-row">
      <style:table-row-properties style:row-height="1.344cm" fo:break-before="auto" style:use-optimal-row-height="true"/>
    </style:style>
    <style:style style:name="ro19" style:family="table-row">
      <style:table-row-properties style:row-height="1.98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0001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1T11:08:06.08">
            <text:p>01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부터 지상서. &lt;2&gt; 미케도 바로 지상으로. (2) 하지만, 내가 크로에게 다가오면, 뭔가 경계한 모습을 보였다. &lt;2&gt; 내가 장난스럽하게 달리면서 가까워지면, 크로는 도망쳐 시작했다. &lt;3&gt; 그리고 미케도 딜리기를 그만하고, 돌아서서, 보도 쪽으로 달리 시작했다. (3) 결국, 미케는 옹벽을 통해 옹벽 정위치로. &lt;2&gt; 미케는 보도 쪽에서 울타리 안에 들어,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dzies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`dai-kan`. &lt;2&gt;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shaku : (1) Ćwiczenie wydmuchania. Na dziurach od pierwszego do czwart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مرة أخرى، قرأت النصوص ياباني قديم.</text:p>
          </table:table-cell>
          <table:table-cell table:style-name="ce13" office:value-type="string" table:number-columns-spanned="2" table:number-rows-spanned="1">
            <text:p>qaraat-l-nus^uws^[i-read-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صاب المستوطيني امرأة في الضفة.</text:p>
          </table:table-cell>
          <table:table-cell table:style-name="ce13" office:value-type="string" table:number-columns-spanned="2" table:number-rows-spanned="1">
            <text:p>as^aab[zranil` / * / imra-ata[kobiete_ / d^afa[Brzeg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2T08:30:01.060001">
            <text:p>01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모두 먼저 옹벽 위서. &lt;2&gt; 크로는 계단 가까이서. (2) 내가 옹벽에 디착해도, 모두 아직 내리오지 않다. <text:s/>&lt;2&gt; 미케는 뒷발을 두드면, 내려왔다. (3) 크로는 옹벽의 보도 쪽 까지 왔지만, 그에서 다시 돌출 쪽으로 돌아가서 버렸다. (4) 미케에게 마사지를 좀 한 후, 먼저 크로에게 페이스트를 주려고 하고 마사지를 중단했다. &lt;2&gt; 그러자 미케는 `냐아아` 라고 목소리를 내고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ziesiąty pierwszy stycznia. / Padał. wieczorem, przestało deszcz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&lt;1&gt; Wydmuchać na dziurach z odstępem kilku dziurów. &lt;2&gt; Swoiście, na każdym innym dziurze. &lt;3&gt; Także, jak dla metody aplikatury palcy, użyłem metody, w której podnoszę mniej palce. &lt;4&gt; Na przykład, dla dziura szóstego, podnoszełem palce piątego i pierwszego, tylko tych dwóch palc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ة النصوص ياباني قديم.</text:p>
          </table:table-cell>
          <table:table-cell table:style-name="ce13" table:number-columns-spanned="2" table:number-rows-spanned="1"/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، انتهيت من القراءةه.</text:p>
          </table:table-cell>
          <table:table-cell table:style-name="ce13" office:value-type="string" table:number-columns-spanned="2" table:number-rows-spanned="1">
            <text:p>intahaytu[skon`czyl`em / qiraa'ati-hi[czytac`-t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اعتقال الإداري.</text:p>
          </table:table-cell>
          <table:table-cell table:style-name="ce13" office:value-type="string" table:number-columns-spanned="2" table:number-rows-spanned="1">
            <text:p>al-aAtiqaal[zatrzymanie / al-idaariyu[administracyjn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олько просыпа'юсь[budze_;wake-up, моя голова'[gl`owa чу'вствую тяжелой[<text:a xlink:href="mailto:cie_z@ka">cie_z@ka</text:a>;heavy;mugeobd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微分方程。作者所称为的`完全型`方程。（2）方程被写出如下：p+qy'=0. p,q 都是拥有两个参数，就是，x,y. （3）方程的解是，用如下的写法可能表示出：f(x,y)=0. （4）在这里，f 的条件是如下：(∂f/∂x)=p,(∂f/∂y)=q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3T11:20:49.9">
            <text:p>011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위치 : &lt;1&gt; 크로 : 계단 아래와 돌출 중간. &lt;2&gt; 미케 : 돌출 바로 앞, 계단 쪽. (2) 미케는 옹벽 위, 보도 쪽까지 왔지만, 지상엔 내려오지않다. &lt;2&gt; 내가 잡고, 지상으로 내렸다. (3) 크로는 : 둘출을 넘어 왔지만, 보도 쪽으로는 오지 않다. 둘출 아페서 멈춰 있다. (4) 미케에게만 마사지. &lt;1&gt; 도중, 일단 중단해 크로에게 페이스트를 줘려곴다. &lt;2&gt; 그러자 미케는 다시 `냐아아`라고 했고,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dwunasty stycznia. / Padał nie. Temperatura, to było nie tak zimno. Były chmury, światło słoneczne takż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ntynuacja poprzedniego filmu. &lt;1&gt; Tym razem, skoncentrem się na naciskaniu palcami <text:s/>na dziurach. &lt;2&gt; Swoiście, kiedy przechodzę obok kilku dziurów, niekiedy, wydmucham, nieumyślnie, nuty interwałowe. &lt;3&gt; Na przykład, kiedy wydmucham od czwartej do siódmej, jak dla ręki lewej, podnoszęj, najpierw, trzeci palec, zamiast czwarty. &lt;4&gt; Prawdopodobnie, faktycznie, w tym sposobie, trzeci i czwarty palec są unoszone jednocześnie, co skutkuje niezakłoconym przejściem dźwięku z czwartego dziury do siódm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ءة النص القديم.</text:p>
          </table:table-cell>
          <table:table-cell table:style-name="ce13" office:value-type="string" table:number-columns-spanned="2" table:number-rows-spanned="1">
            <text:p>qiraa'ata[czytanie / al-nas^[tekst / qadiym[star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بدأت واحدة جديدة</text:p>
          </table:table-cell>
          <table:table-cell table:style-name="ce13" office:value-type="string" table:number-columns-spanned="2" table:number-rows-spanned="1">
            <text:p>bada-at[zacza_l`em / wah^iyda[jedna / dhadiyda[now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مستند هو حول مسرحية في القرية.</text:p>
          </table:table-cell>
          <table:table-cell table:style-name="ce13" office:value-type="string" table:number-columns-spanned="2" table:number-rows-spanned="1">
            <text:p>al-mustanad[dokument / huwa[to / h^awla[o / masrah^iya[drama;sztuka / * / qariya[village;wie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3T12:10:16.57">
            <text:p>0113 <text:s/>12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3T12:10:16.57">
            <text:p>0113 <text:s/>1210</text:p>
          </table:table-cell>
          <table:table-cell table:style-name="ce7" table:formula="of:=NOW()" office:value-type="date" office:date-value="2022-01-13T12:10:20.62">
            <text:p>0113 <text:s/>12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3T12:10:20.62">
            <text:p>0113 <text:s/>12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1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2022/01/13</text:date>, <text:time>12:1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3T12:10:20.08</dc:date>
    <dc:creator>iwabuchi ken</dc:creator>
    <meta:editing-duration>P11DT5H46M21S</meta:editing-duration>
    <meta:editing-cycles>1626</meta:editing-cycles>
    <meta:generator>OpenOffice/4.1.3$Win32 OpenOffice.org_project/413m1$Build-9783</meta:generator>
    <meta:document-statistic meta:table-count="1" meta:cell-count="414" meta:object-count="0"/>
  </office:meta>
</office:document-meta>
</file>